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12cm"/>
    </style:style>
    <style:style style:name="co3" style:family="table-column">
      <style:table-column-properties fo:break-before="auto" style:column-width="4.389cm"/>
    </style:style>
    <style:style style:name="co4" style:family="table-column">
      <style:table-column-properties fo:break-before="auto" style:column-width="8.301cm"/>
    </style:style>
    <style:style style:name="co5" style:family="table-column">
      <style:table-column-properties fo:break-before="auto" style:column-width="9.162cm"/>
    </style:style>
    <style:style style:name="co6" style:family="table-column">
      <style:table-column-properties fo:break-before="auto" style:column-width="9.384cm"/>
    </style:style>
    <style:style style:name="co7" style:family="table-column">
      <style:table-column-properties fo:break-before="auto" style:column-width="2.558cm"/>
    </style:style>
    <style:style style:name="co8" style:family="table-column">
      <style:table-column-properties fo:break-before="auto" style:column-width="4.611cm"/>
    </style:style>
    <style:style style:name="co9" style:family="table-column">
      <style:table-column-properties fo:break-before="auto" style:column-width="9.356cm"/>
    </style:style>
    <style:style style:name="co10" style:family="table-column">
      <style:table-column-properties fo:break-before="auto" style:column-width="11.603cm"/>
    </style:style>
    <style:style style:name="co11" style:family="table-column">
      <style:table-column-properties fo:break-before="auto" style:column-width="8.968cm"/>
    </style:style>
    <style:style style:name="co12" style:family="table-column">
      <style:table-column-properties fo:break-before="auto" style:column-width="8.274cm"/>
    </style:style>
    <style:style style:name="co13" style:family="table-column">
      <style:table-column-properties fo:break-before="auto" style:column-width="3.556cm"/>
    </style:style>
    <style:style style:name="co14" style:family="table-column">
      <style:table-column-properties fo:break-before="auto" style:column-width="2.418cm"/>
    </style:style>
    <style:style style:name="co15" style:family="table-column">
      <style:table-column-properties fo:break-before="auto" style:column-width="7.303cm"/>
    </style:style>
    <style:style style:name="co16" style:family="table-column">
      <style:table-column-properties fo:break-before="auto" style:column-width="8.107cm"/>
    </style:style>
    <style:style style:name="co17" style:family="table-column">
      <style:table-column-properties fo:break-before="auto" style:column-width="7.026cm"/>
    </style:style>
    <style:style style:name="co18" style:family="table-column">
      <style:table-column-properties fo:break-before="auto" style:column-width="10.245cm"/>
    </style:style>
    <style:style style:name="co19" style:family="table-column">
      <style:table-column-properties fo:break-before="auto" style:column-width="11.714cm"/>
    </style:style>
    <style:style style:name="co20" style:family="table-column">
      <style:table-column-properties fo:break-before="auto" style:column-width="13.658cm"/>
    </style:style>
    <style:style style:name="co21" style:family="table-column">
      <style:table-column-properties fo:break-before="auto" style:column-width="22.149cm"/>
    </style:style>
    <style:style style:name="co22" style:family="table-column">
      <style:table-column-properties fo:break-before="auto" style:column-width="2.835cm"/>
    </style:style>
    <style:style style:name="co23" style:family="table-column">
      <style:table-column-properties fo:break-before="auto" style:column-width="5.914cm"/>
    </style:style>
    <style:style style:name="co24" style:family="table-column">
      <style:table-column-properties fo:break-before="auto" style:column-width="3.944cm"/>
    </style:style>
    <style:style style:name="co25" style:family="table-column">
      <style:table-column-properties fo:break-before="auto" style:column-width="3.667cm"/>
    </style:style>
    <style:style style:name="co26" style:family="table-column">
      <style:table-column-properties fo:break-before="auto" style:column-width="7.108cm"/>
    </style:style>
    <style:style style:name="co27" style:family="table-column">
      <style:table-column-properties fo:break-before="auto" style:column-width="15.072cm"/>
    </style:style>
    <style:style style:name="co28" style:family="table-column">
      <style:table-column-properties fo:break-before="auto" style:column-width="2.891cm"/>
    </style:style>
    <style:style style:name="co29" style:family="table-column">
      <style:table-column-properties fo:break-before="auto" style:column-width="2.252cm"/>
    </style:style>
    <style:style style:name="co30" style:family="table-column">
      <style:table-column-properties fo:break-before="auto" style:column-width="5.692cm"/>
    </style:style>
    <style:style style:name="co31" style:family="table-column">
      <style:table-column-properties fo:break-before="auto" style:column-width="1.753cm"/>
    </style:style>
    <style:style style:name="co32" style:family="table-column">
      <style:table-column-properties fo:break-before="auto" style:column-width="5.472cm"/>
    </style:style>
    <style:style style:name="co33" style:family="table-column">
      <style:table-column-properties fo:break-before="auto" style:column-width="10.687cm"/>
    </style:style>
    <style:style style:name="co34" style:family="table-column">
      <style:table-column-properties fo:break-before="auto" style:column-width="6.60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background-color="transparent" style:vertical-align="top"/>
    </style:style>
    <style:style style:name="T1" style:family="text">
      <style:text-properties style:text-position="super 58%"/>
    </style:style>
  </office:automatic-styles>
  <office:body>
    <office:spreadsheet>
      <table:table table:name="MKY.IO.Port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Break State</text:p>
          </table:table-cell>
          <table:table-cell table:number-columns-repeated="3"/>
          <table:table-cell office:value-type="string">
            <text:p>Using RS-232 hardware, see "YAT - BreakStateTest.jpg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SB/RS-232</text:p>
          </table:table-cell>
          <table:table-cell office:value-type="string">
            <text:p>Disconnect</text:p>
          </table:table-cell>
          <table:table-cell office:value-type="string">
            <text:p>Create and open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Re-open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pen</text:p>
          </table:table-cell>
          <table:table-cell office:value-type="string">
            <text:p>Continuous while opening</text:p>
          </table:table-cell>
          <table:table-cell office:value-type="string">
            <text:p>Start continuous mode on device</text:p>
          </table:table-cell>
          <table:table-cell/>
          <table:table-cell office:value-type="string">
            <text:p>SI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erminal while continuous is sent</text:p>
          </table:table-cell>
          <table:table-cell office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continuous mode on dev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No Ports</text:p>
          </table:table-cell>
          <table:table-cell/>
          <table:table-cell office:value-type="string">
            <text:p>Disable all internal serial COM ports</text:p>
            <text:p>Disconnect all USB/RS-232 adapters</text:p>
            <text:p>Disable all virtual ports such as com0com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Start YAT</text:p>
          </table:table-cell>
          <table:table-cell office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>
            <text:p>Bluetooth only</text:p>
          </table:table-cell>
          <table:table-cell/>
          <table:table-cell office:value-type="string">
            <text:p>Create a single Bluetooth COM port</text:p>
            <text:p>(e.g. using the mobile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office:value-type="string">
            <text:p>Default port must be Bluetooth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Re-enable virtual ports again</text:p>
          </table:table-cell>
          <table:table-cell table:number-columns-repeated="1020"/>
        </table:table-row>
        <table:table-row table:style-name="ro1" table:number-rows-repeated="65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Ports" table:style-name="ta1" table:print="false"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TS/CTS</text:p>
          </table:table-cell>
          <table:table-cell office:value-type="string">
            <text:p>Closed – Manual RTS/CTS</text:p>
          </table:table-cell>
          <table:table-cell office:value-type="string">
            <text:p>Create new termial on serial COM port whitout opening it</text:p>
          </table:table-cell>
          <table:table-cell office:value-type="string">
            <text:p>RTS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Manual RTS/CTS</text:p>
          </table:table-cell>
          <table:table-cell office:value-type="string">
            <text:p>Start/open terminal</text:p>
          </table:table-cell>
          <table:table-cell office:value-type="string">
            <text:p>RTS is on and editable, CTS is shown and o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RTS/CTS</text:p>
          </table:table-cell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/open terminal</text:p>
          </table:table-cell>
          <table:table-cell office:value-type="string">
            <text:p>RTS and CTS are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CTS of first terminal is 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CTS is on</text:p>
          </table:table-cell>
          <table:table-cell office:value-type="string">
            <text:p>Send some data from second to first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CTS is off</text:p>
          </table:table-cell>
          <table:table-cell office:value-type="string">
            <text:p>Toggle RTS of first terminal</text:p>
          </table:table-cell>
          <table:table-cell office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second to first terminal</text:p>
          </table:table-cell>
          <table:table-cell office:value-type="string">
            <text:p>Data is sent but kept bac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oggle RTS of first terminal</text:p>
          </table:table-cell>
          <table:table-cell office:value-type="string">
            <text:p>CTS of first terminal is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XOn/XOff</text:p>
          </table:table-cell>
          <table:table-cell office:value-type="string">
            <text:p>Closed – None</text:p>
          </table:table-cell>
          <table:table-cell office:value-type="string">
            <text:p>Create new termial on serial COM port whitout opening it</text:p>
          </table:table-cell>
          <table:table-cell office:value-type="string">
            <text:p>OXS and IXS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None</text:p>
          </table:table-cell>
          <table:table-cell office:value-type="string">
            <text:p>Start/open terminal</text:p>
          </table:table-cell>
          <table:table-cell office:value-type="string">
            <text:p>OXS and IXS states are hidd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/close termin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Open – Manual XOn/XOff</text:p>
          </table:table-cell>
          <table:table-cell office:value-type="string">
            <text:p>Set terminal to 'Manual XOn/XOff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/open terminal</text:p>
          </table:table-cell>
          <table:table-cell office:value-type="string">
            <text:p>OXS is shown, IXS is editable, OXS is assumed to be on, IXS is on to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XOn/XOff</text:p>
          </table:table-cell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t terminal to 'XOn/XOff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/open terminal</text:p>
          </table:table-cell>
          <table:table-cell office:value-type="string">
            <text:p>OXS and IXS states are shown, OXS is assumed to be on, IXS is on too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XOn</text:p>
          </table:table-cell>
          <table:table-cell office:value-type="string">
            <text:p>Send some data from second to first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XOff</text:p>
          </table:table-cell>
          <table:table-cell office:value-type="string">
            <text:p>Toggle IXS of first terminal</text:p>
          </table:table-cell>
          <table:table-cell office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second to first terminal</text:p>
          </table:table-cell>
          <table:table-cell office:value-type="string">
            <text:p>Data is sent but kept bac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oggle IXS of first terminal</text:p>
          </table:table-cell>
          <table:table-cell office:value-type="string">
            <text:p>&lt;XON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mbined</text:p>
          </table:table-cell>
          <table:table-cell office:value-type="string">
            <text:p>Combine both above</text:p>
          </table:table-cell>
          <table:table-cell table:number-columns-repeated="1021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s" table:style-name="ta1" table:print="false">
        <office:forms form:automatic-focus="false" form:apply-design-mode="false"/>
        <table:table-column table:style-name="co1" table:default-cell-style-name="ce1"/>
        <table:table-column table:style-name="co7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pen</text:p>
          </table:table-cell>
          <table:table-cell office:value-type="string">
            <text:p>Continuous while opening</text:p>
          </table:table-cell>
          <table:table-cell office:value-type="string">
            <text:p>Start continuous mode on device</text:p>
          </table:table-cell>
          <table:table-cell/>
          <table:table-cell office:value-type="string">
            <text:p>SIR on RB ExBal Win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erminal while SIR is sent</text:p>
          </table:table-cell>
          <table:table-cell office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continuous mode on dev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Client</text:p>
          </table:table-cell>
          <table:table-cell office:value-type="string">
            <text:p>Auto-Reconnect</text:p>
          </table:table-cell>
          <table:table-cell office:value-type="string">
            <text:p>Create and open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CP/IP Client without auto-reconnect</text:p>
          </table:table-cell>
          <table:table-cell office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</text:p>
          </table:table-cell>
          <table:table-cell table:style-name="ce2"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figure the client to b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pen client</text:p>
          </table:table-cell>
          <table:table-cell office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Server</text:p>
          </table:table-cell>
          <table:table-cell office:value-type="string">
            <text:p>Reopen</text:p>
          </table:table-cell>
          <table:table-cell office:value-type="string">
            <text:p>Close server again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 again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Server</text:p>
          </table:table-cell>
          <table:table-cell office:value-type="string">
            <text:p>Listening</text:p>
          </table:table-cell>
          <table:table-cell office:value-type="string">
            <text:p>Close client</text:p>
          </table:table-cell>
          <table:table-cell office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client</text:p>
          </table:table-cell>
          <table:table-cell office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client again</text:p>
          </table:table-cell>
          <table:table-cell office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client again</text:p>
          </table:table-cell>
          <table:table-cell office:value-type="string">
            <text:p>Server gets reconnected</text:p>
          </table:table-cell>
          <table:table-cell table:number-columns-repeated="1019"/>
        </table:table-row>
        <table:table-row table:style-name="ro1" table:number-rows-repeated="65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Usb" table:style-name="ta1" table:print="false">
        <office:forms form:automatic-focus="false" form:apply-design-mode="false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nummeration</text:p>
          </table:table-cell>
          <table:table-cell office:value-type="string">
            <text:p>Single device</text:p>
          </table:table-cell>
          <table:table-cell office:value-type="string">
            <text:p>Connec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 and select USB Ser/HID</text:p>
          </table:table-cell>
          <table:table-cell office:value-type="string">
            <text:p>Device is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tart/Stop</text:p>
          </table:table-cell>
          <table:table-cell office:value-type="string">
            <text:p>Single device</text:p>
          </table:table-cell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erminal caption and I/O status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Stop/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 while terminal is open</text:p>
          </table:table-cell>
          <table:table-cell office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nect/Disconnect</text:p>
          </table:table-cell>
          <table:table-cell office:value-type="string">
            <text:p>Single device</text:p>
          </table:table-cell>
          <table:table-cell office:value-type="string">
            <text:p>Disconnect device while terminal is ope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terminal is ope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 while terminal is open</text:p>
          </table:table-cell>
          <table:table-cell office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 table:number-rows-repeated="65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office:forms form:automatic-focus="false" form:apply-design-mode="false"/>
        <table:table-column table:style-name="co1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current Instances in case of AutoSave</text:p>
          </table:table-cell>
          <table:table-cell office:value-type="string">
            <text:p>Precondition</text:p>
          </table:table-cell>
          <table:table-cell office:value-type="string">
            <text:p>LocalUserSettings.General.AutoOpenWorkspace = true</text:p>
          </table:table-cell>
          <table:table-cell/>
          <table:table-cell office:value-type="string">
            <text:p>This test initially was implemented as YAT.Model.Test.FileHandlingTest.TestConcurrentInstancesInCaseOfAutoSave()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LocalUserSettings.General.AutoSaveWorkspace = true</text:p>
          </table:table-cell>
          <table:table-cell/>
          <table:table-cell office:value-type="string">
            <text:p>However, this test cannot be done automatically due to limitations of running really concurrent instances out of a single NUnit test script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LocalUserSettings.AutoWorkspace.FilePath = ""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tep 1 :: Initial start and exit</text:p>
          </table:table-cell>
          <table:table-cell office:value-type="string">
            <text:p>Initial 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new terminal</text:p>
          </table:table-cell>
          <table:table-cell office:value-type="string"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Step 2 :: Subsequent and concurrent start with nested exit</text:p>
          </table:table-cell>
          <table:table-cell office:value-type="string">
            <text:p>Subsequent start (instance #1)</text:p>
          </table:table-cell>
          <table:table-cell office:value-type="string">
            <text:p>Instance #1:</text:p>
            <text:p>Workspace must contain 1 terminal</text:p>
            <text:p>Terminal must contain 1 predefined command page with 1 predefined comman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Concurrent start (instance #2)</text:p>
          </table:table-cell>
          <table:table-cell office:value-type="string">
            <text:p>Instance #2:</text:p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tep 3 :: Subsequent start and exit</text:p>
          </table:table-cell>
          <table:table-cell office:value-type="string">
            <text:p>Subsequent start</text:p>
          </table:table-cell>
          <table:table-cell office:value-type="string">
            <text:p>Workspace must still contain 1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Terminal must still contain 1 predefined command page with 1 predefined comma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Step 4 :: Subsequent and concurrent start with sequential exit</text:p>
          </table:table-cell>
          <table:table-cell office:value-type="string">
            <text:p>Subsequent start (instance #1)</text:p>
          </table:table-cell>
          <table:table-cell office:value-type="string">
            <text:p>Instance #1:</text:p>
            <text:p>Workspace must still contain 1 terminal</text:p>
            <text:p>Terminal must still contain 1 predefined command page with 1 predefined comman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Concurrent start (instance #2)</text:p>
          </table:table-cell>
          <table:table-cell office:value-type="string">
            <text:p>Instance #2:</text:p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tep 5 :: Subsequent start and exit</text:p>
          </table:table-cell>
          <table:table-cell office:value-type="string">
            <text:p>Subsequent start</text:p>
          </table:table-cell>
          <table:table-cell office:value-type="string">
            <text:p>Workspace must still contain 1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Terminal must still contain 1 predefined command page with 1 predefined command</text:p>
          </table:table-cell>
          <table:table-cell table:number-columns-repeated="1019"/>
        </table:table-row>
        <table:table-row table:style-name="ro1" table:number-rows-repeated="65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Gui.Forms.Main" table:style-name="ta1" table:print="false">
        <office:forms form:automatic-focus="false" form:apply-design-mode="false"/>
        <table:table-column table:style-name="co1" table:default-cell-style-name="ce1"/>
        <table:table-column table:style-name="co22" table:default-cell-style-name="ce1"/>
        <table:table-column table:style-name="co1" table:default-cell-style-name="ce1"/>
        <table:table-column table:style-name="co19" table:default-cell-style-name="ce1"/>
        <table:table-column table:style-name="co23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tartup position</text:p>
          </table:table-cell>
          <table:table-cell/>
          <table:table-cell office:value-type="string">
            <text:p>Start YAT</text:p>
          </table:table-cell>
          <table:table-cell table:number-columns-repeated="1020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Gui.Forms.Terminal" table:style-name="ta1" table:print="false">
        <office:forms form:automatic-focus="false" form:apply-design-mode="false"/>
        <table:table-column table:style-name="co1" table:default-cell-style-name="ce1"/>
        <table:table-column table:style-name="co24" table:default-cell-style-name="ce1"/>
        <table:table-column table:style-name="co25" table:default-cell-style-name="ce1"/>
        <table:table-column table:style-name="co19" table:default-cell-style-name="ce1"/>
        <table:table-column table:style-name="co26" table:default-cell-style-name="ce1"/>
        <table:table-column table:style-name="co27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redefined Commands</text:p>
          </table:table-cell>
          <table:table-cell office:value-type="string">
            <text:p>Smoke-Test</text:p>
          </table:table-cell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fine some predefined command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predefined commands back and forth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ext Line Breaks</text:p>
          </table:table-cell>
          <table:table-cell office:value-type="string">
            <text:p>Empty Lines</text:p>
          </table:table-cell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A\!(EOL)B\!(EOL)\!(EOL)C</text:p>
          </table:table-cell>
          <table:table-cell office:value-type="string">
            <text:p>A</text:p>
            <text:p>B</text:p>
            <text:p/>
            <text:p>C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Disable 'Show EOL'</text:p>
          </table:table-cell>
          <table:table-cell office:value-type="string">
            <text:p>A</text:p>
            <text:p>B</text:p>
            <text:p/>
            <text:p>C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Re-enable 'Show EOL'</text:p>
          </table:table-cell>
          <table:table-cell office:value-type="string">
            <text:p>A</text:p>
            <text:p>B</text:p>
            <text:p/>
            <text:p>C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Binary Line Breaks</text:p>
          </table:table-cell>
          <table:table-cell/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t both terminals to binary and enable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commands back and forth</text:p>
          </table:table-cell>
          <table:table-cell office:value-type="string">
            <text:p>Line breaks work according to the settings</text:p>
          </table:table-cell>
          <table:table-cell office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 table:number-rows-repeated="65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Log" table:style-name="ta1" table:print="false">
        <table:table-column table:style-name="co1" table:default-cell-style-name="ce1"/>
        <table:table-column table:style-name="co28" table:default-cell-style-name="ce1"/>
        <table:table-column table:style-name="co29" table:default-cell-style-name="ce1"/>
        <table:table-column table:style-name="co19" table:default-cell-style-name="ce1"/>
        <table:table-column table:style-name="co30" table:default-cell-style-name="ce1"/>
        <table:table-column table:style-name="co31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g</text:p>
          </table:table-cell>
          <table:table-cell office:value-type="string">
            <text:p>Smoke-Test</text:p>
          </table:table-cell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pen 'User – Documents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Log &gt; Begin</text:p>
          </table:table-cell>
          <table:table-cell office:value-type="string">
            <text:p>Log file is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lines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Log &gt; End</text:p>
          </table:table-cell>
          <table:table-cell office:value-type="string">
            <text:p>Log file contains transmitted lines</text:p>
          </table:table-cell>
          <table:table-cell table:number-columns-repeated="1019"/>
        </table:table-row>
        <table:table-row table:style-name="ro1" table:number-rows-repeated="65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ation" table:style-name="ta1" table:print="false">
        <table:table-column table:style-name="co1" table:number-columns-repeated="2" table:default-cell-style-name="ce1"/>
        <table:table-column table:style-name="co32" table:default-cell-style-name="ce1"/>
        <table:table-column table:style-name="co33" table:default-cell-style-name="ce1"/>
        <table:table-column table:style-name="co19" table:default-cell-style-name="ce1"/>
        <table:table-column table:style-name="co34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File system</text:p>
          </table:table-cell>
          <table:table-cell office:value-type="string">
            <text:p>Files</text:p>
          </table:table-cell>
          <table:table-cell office:value-type="string">
            <text:p>Open "C:\Program Files\YAT"</text:p>
          </table:table-cell>
          <table:table-cell office:value-type="string">
            <text:p>DejaVu Info / MKY / YAT / Release Notes / No test project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Timestamp of all fi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ystem</text:p>
          </table:table-cell>
          <table:table-cell office:value-type="string">
            <text:p>Installed Software</text:p>
          </table:table-cell>
          <table:table-cell office:value-type="string">
            <text:p>Open "System &gt; Software"</text:p>
          </table:table-cell>
          <table:table-cell office:value-type="string">
            <text:p>YAT is shown once only</text:p>
          </table:table-cell>
          <table:table-cell office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ystem</text:p>
          </table:table-cell>
          <table:table-cell office:value-type="string">
            <text:p>Start</text:p>
          </table:table-cell>
          <table:table-cell office:value-type="string">
            <text:p>Open "Start &gt; Programs"</text:p>
          </table:table-cell>
          <table:table-cell office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YAT</text:p>
          </table:table-cell>
          <table:table-cell office:value-type="string">
            <text:p>Initial start</text:p>
          </table:table-cell>
          <table:table-cell office:value-type="string">
            <text:p>Start "Start &gt; Programs &gt; YAT &gt; YAT"</text:p>
          </table:table-cell>
          <table:table-cell office:value-type="string">
            <text:p>YAT must start with last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erminals</text:p>
          </table:table-cell>
          <table:table-cell office:value-type="string">
            <text:p>Create 2 interconnected serial COM port terminals</text:p>
          </table:table-cell>
          <table:table-cell office:value-type="string">
            <text:p>Terminal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efine a few predefined command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sure that there are some command recent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sure that there are some file recents</text:p>
          </table:table-cell>
          <table:table-cell office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 office:value-type="string">
            <text:p>Exit</text:p>
          </table:table-cell>
          <table:table-cell office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ubsequent start</text:p>
          </table:table-cell>
          <table:table-cell office:value-type="string">
            <text:p>Start "Start &gt; Programs &gt; YAT &gt; YAT"</text:p>
          </table:table-cell>
          <table:table-cell office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previously predefined command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command recent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file recents</text:p>
          </table:table-cell>
          <table:table-cell office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Workspace</text:p>
          </table:table-cell>
          <table:table-cell office:value-type="string">
            <text:p>"File &gt; Workspace &gt; Close"</text:p>
          </table:table-cell>
          <table:table-cell office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.yat</text:p>
          </table:table-cell>
          <table:table-cell office:value-type="string">
            <text:p>Create 2 interconnected TCP/IP AutoSocket terminals</text:p>
          </table:table-cell>
          <table:table-cell office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s manually</text:p>
          </table:table-cell>
          <table:table-cell office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Workspace &gt; Close"</text:p>
          </table:table-cell>
          <table:table-cell office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Open"</text:p>
          </table:table-cell>
          <table:table-cell office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Recent"</text:p>
          </table:table-cell>
          <table:table-cell office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.yaw</text:p>
          </table:table-cell>
          <table:table-cell office:value-type="string">
            <text:p>Save workspace manually</text:p>
          </table:table-cell>
          <table:table-cell office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.yat/.yaw cmd line</text:p>
          </table:table-cell>
          <table:table-cell office:value-type="string">
            <text:p>Double-click one of the terminal .yat</text:p>
          </table:table-cell>
          <table:table-cell office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ouble-click the workspace .yaw</text:p>
          </table:table-cell>
          <table:table-cell office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Console</text:p>
          </table:table-cell>
          <table:table-cell office:value-type="string">
            <text:p>Verify that help is avail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error is handled and help is outpu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About</text:p>
          </table:table-cell>
          <table:table-cell office:value-type="string">
            <text:p>"Help &gt; About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elease Notes</text:p>
          </table:table-cell>
          <table:table-cell office:value-type="string">
            <text:p>"Help &gt; Release Notes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in</text:p>
          </table:table-cell>
          <table:table-cell/>
          <table:table-cell office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2"/>
          <table:table-cell office:value-type="string">
            <text:p>Unhandled Exceptions</text:p>
          </table:table-cell>
          <table:table-cell office:value-type="string">
            <text:p>"Help &gt; About" &gt; Click slightly above the right end of the 1<text:span text:style-name="T1">st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"Help &gt; About" &gt; Click slightly above the right end of the 2<text:span text:style-name="T1">n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"Help &gt; About" &gt; Click slightly above the right end of the 3<text:span text:style-name="T1">r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ner exception contains another inner exception (level 2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continues</text:p>
          </table:table-cell>
          <table:table-cell table:number-columns-repeated="1019"/>
        </table:table-row>
        <table:table-row table:style-name="ro1" table:number-rows-repeated="6547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3">23.09.2012</text:date>, <text:time>21:59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4DT10H17M16S</meta:editing-duration>
    <meta:editing-cycles>39</meta:editing-cycles>
    <meta:generator>OpenOffice.org/3.3$Win32 OpenOffice.org_project/330m20$Build-9567</meta:generator>
    <dc:date>2012-09-23T21:59:00.09</dc:date>
    <meta:document-statistic meta:table-count="9" meta:cell-count="428" meta:object-count="0"/>
    <meta:user-defined meta:name="Info 1"/>
    <meta:user-defined meta:name="Info 2"/>
    <meta:user-defined meta:name="Info 3"/>
    <meta:user-defined meta:name="Info 4"/>
  </office:meta>
</office:document-meta>
</file>